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700000174F092E501.png"/>
  <manifest:file-entry manifest:media-type="image/png" manifest:full-path="Pictures/100002010000025800000113AE14B590.png"/>
  <manifest:file-entry manifest:media-type="image/png" manifest:full-path="Pictures/10000201000002E8000001CB0B551809.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201000002E8000001CE574EA73A.png"/>
  <manifest:file-entry manifest:media-type="image/png" manifest:full-path="Pictures/100000000000022F000001ADF64DACC3.png"/>
  <manifest:file-entry manifest:media-type="image/png" manifest:full-path="Pictures/100002010000024A0000013EAC6E7820.png"/>
  <manifest:file-entry manifest:media-type="image/png" manifest:full-path="Pictures/1000000000000261000001BF46A2B4DB.png"/>
  <manifest:file-entry manifest:media-type="image/png" manifest:full-path="Pictures/100002010000010F000000B5431F90CB.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0000000024D0000020FA0497540.png"/>
  <manifest:file-entry manifest:media-type="image/png" manifest:full-path="Pictures/100002010000017F000000D77242C44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00000000260000001EC0087A12A.png"/>
  <manifest:file-entry manifest:media-type="image/png" manifest:full-path="Pictures/10000201000002520000013EE4DBCC1F.png"/>
  <manifest:file-entry manifest:media-type="image/png" manifest:full-path="Pictures/1000000000000224000001689454813B.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201000002550000017409D55F3A.png"/>
  <manifest:file-entry manifest:media-type="image/png" manifest:full-path="Pictures/10000201000000EC0000011743725642.png"/>
  <manifest:file-entry manifest:media-type="image/png" manifest:full-path="Pictures/10000201000001DF000000F0A4F8A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264in" fo:margin-left="0.2681in" fo:margin-right="1.0986in" table:align="margins" fo:keep-with-next="always"/>
    </style:style>
    <style:style style:name="Table127.A" style:family="table-column">
      <style:table-column-properties style:column-width="2.8701in" style:rel-column-width="35313*"/>
    </style:style>
    <style:style style:name="Table127.B" style:family="table-column">
      <style:table-column-properties style:column-width="2.4563in" style:rel-column-width="30222*"/>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master-page-name="">
      <style:paragraph-properties style:page-number="auto" style:shadow="none" fo:keep-with-next="auto"/>
    </style:style>
    <style:style style:name="P2" style:family="paragraph" style:parent-style-name="OOoTextBody" style:master-page-name="">
      <style:paragraph-properties style:page-number="auto" fo:keep-with-next="auto"/>
    </style:style>
    <style:style style:name="P3" style:family="paragraph" style:parent-style-name="OOoDefinition" style:master-page-name="">
      <style:paragraph-properties style:page-number="auto" fo:keep-with-next="auto"/>
    </style:style>
    <style:style style:name="P4" style:family="paragraph" style:parent-style-name="OOoTextBody_5f_ListIntro" style:master-page-name="">
      <style:paragraph-properties style:page-number="auto" fo:keep-with-next="alway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
      <style:paragraph-properties loext:contextual-spacing="false"/>
    </style:style>
    <style:style style:name="P12" style:family="paragraph" style:parent-style-name="OOoFigureCaption">
      <style:paragraph-properties fo:text-align="center" style:justify-single-word="false"/>
    </style:style>
    <style:style style:name="P13" style:family="paragraph" style:parent-style-name="OOoFigure" style:master-page-name="">
      <style:paragraph-properties loext:contextual-spacing="false" fo:margin-top="0.0827in" fo:margin-bottom="0.161in" style:page-number="auto"/>
    </style:style>
    <style:style style:name="P14" style:family="paragraph" style:parent-style-name="OOoFigure">
      <style:paragraph-properties loext:contextual-spacing="false" fo:margin-top="0.0429in" fo:margin-bottom="0.0429in"/>
    </style:style>
    <style:style style:name="P15" style:family="paragraph" style:parent-style-name="OOoTextBody" style:master-page-name="">
      <style:paragraph-properties loext:contextual-spacing="false" fo:margin-top="0.0429in" fo:margin-bottom="0.0429in" style:page-number="auto"/>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master-page-name="">
      <style:paragraph-properties loext:contextual-spacing="false" fo:margin-top="0.0043in" fo:margin-bottom="0.0827in" style:page-number="auto"/>
    </style:style>
    <style:style style:name="P18" style:family="paragraph" style:parent-style-name="OOoDefinition">
      <style:paragraph-properties loext:contextual-spacing="false" fo:margin-top="0in" fo:margin-bottom="0.0429in"/>
    </style:style>
    <style:style style:name="P19" style:family="paragraph" style:parent-style-name="OOoDefinitionTerm">
      <style:text-properties fo:font-weight="bold"/>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style:style>
    <style:style style:name="P22" style:family="paragraph" style:parent-style-name="OOoHeading_20_2" style:master-page-name="">
      <style:paragraph-properties style:page-number="auto" fo:keep-with-next="always"/>
    </style:style>
    <style:style style:name="P23" style:family="paragraph" style:parent-style-name="OOoNum_20_123_20_Cont." style:list-style-name="OOoNum_20_123"/>
    <style:style style:name="P24" style:family="paragraph" style:parent-style-name="OOoNum_20_123_20_Start" style:master-page-name="">
      <style:paragraph-properties style:page-number="auto" fo:keep-with-next="always"/>
    </style:style>
    <style:style style:name="P25" style:family="paragraph" style:parent-style-name="OOoNum_20_123_20_Start">
      <style:paragraph-properties text:number-lines="false" text:line-number="0"/>
    </style:style>
    <style:style style:name="P26" style:family="paragraph" style:parent-style-name="OOoList_20_1_20_Start" style:master-page-name="">
      <style:paragraph-properties style:page-number="auto" fo:keep-with-next="always"/>
    </style:style>
    <style:style style:name="P27" style:family="paragraph" style:parent-style-name="OOoHeading_20_0" style:master-page-name="OOoPageStyle">
      <style:paragraph-properties style:page-number="auto"/>
    </style:style>
    <style:style style:name="P28" style:family="paragraph" style:parent-style-name="OOoFooter">
      <style:paragraph-properties fo:text-align="end" style:justify-single-word="false"/>
    </style:style>
    <style:style style:name="P29" style:family="paragraph" style:parent-style-name="OOoFooter">
      <style:paragraph-properties>
        <style:tab-stops>
          <style:tab-stop style:position="5.0898in" style:type="center"/>
          <style:tab-stop style:position="10.1181in" style:type="right"/>
        </style:tab-stops>
      </style:paragraph-properties>
    </style:style>
    <style:style style:name="P30" style:family="paragraph" style:parent-style-name="OOoFooter">
      <style:paragraph-properties fo:text-align="end" style:justify-single-word="false"/>
      <style:text-properties fo:font-size="11pt" style:font-size-asian="11pt" style:font-size-complex="11pt"/>
    </style:style>
    <style:style style:name="P31" style:family="paragraph" style:parent-style-name="OOoHeading_20_1" style:master-page-name="">
      <style:paragraph-properties style:page-number="auto" fo:break-before="column"/>
    </style:style>
    <style:style style:name="P32" style:family="paragraph" style:parent-style-name="OOoHeading_20_1" style:master-page-name="">
      <style:paragraph-properties style:page-number="auto" fo:break-before="auto" fo:break-after="auto"/>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style:wrap="none" style:vertical-pos="top" style:vertical-rel="paragraph" style:horizontal-pos="center" style:horizontal-rel="paragraph"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Chapter <text:span text:style-name="OOoChapterNumber">11 </text:span><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igure_AOO41GS12_1" text:anchor-type="as-char" svg:width="3.5508in" draw:z-index="0"><draw:text-box fo:min-height="2.6008in"><text:p text:style-name="OOoFigureCaption"><draw:frame draw:style-name="fr12" draw:name="AOO41GS12_001" text:anchor-type="paragraph" svg:width="3.4402in" svg:height="3.2291in" draw:z-index="16"><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5">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3"><draw:frame draw:style-name="fr2" draw:name="Figure_AOO41GS12_2" text:anchor-type="as-char" svg:width="5.4925in" draw:z-index="1"><draw:text-box fo:min-height="2.7465in"><text:p text:style-name="OOoFigureCaption"><draw:frame draw:style-name="fr13" draw:name="AOO41GS12_002"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5">The options on the <text:span text:style-name="OOoEmphasis">OpenOffice – General</text:span> page are described below.</text:p>
      <text:p text:style-name="OOoFigure"><draw:frame draw:style-name="fr2" draw:name="Figure_AOO41GS12_3" text:anchor-type="as-char" svg:width="5.4972in" draw:z-index="4"><draw:text-box fo:min-height="3.1937in"><text:p text:style-name="OOoFigureCaption"><draw:frame draw:style-name="fr14" draw:name="AOO41GS12_003" text:anchor-type="paragraph" svg:width="5.4492in" svg:height="2.9543in" draw:z-index="5"><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3">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3">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153689540"/>Help Agent<text:alphabetical-index-mark-end text:id="IMark153689540"/></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339691560"/>high contrast<text:alphabetical-index-mark-end text:id="IMark339691560"/>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339691560"/>Open/Save dialogs<text:alphabetical-index-mark-end text:id="IMark339691560"/></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53689540"/>two-digit years<text:alphabetical-index-mark-end text:id="IMark15368954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igure_AOO41GS12_4" text:anchor-type="as-char" svg:width="5.6457in" draw:z-index="6"><draw:text-box fo:min-height="2.9063in"><text:p text:style-name="OOoFigureCaption"><draw:frame draw:style-name="fr15" draw:name="AOO41GS12_004" text:anchor-type="paragraph" svg:x="0.0327in" svg:y="0in" svg:width="5.6091in" svg:height="2.6772in" draw:z-index="7"><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7010090770772206840"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5">The options on the OpenOffice – View page affect the way the document window looks and behaves. Some of these options are described below. Set them to suit your personal preferences.</text:p>
      <text:p text:style-name="OOoFigure"><draw:frame draw:style-name="fr3" draw:name="Figure_AOO41GS12_5" text:anchor-type="as-char" svg:y="-3.2528in" svg:width="5.6929in" draw:z-index="23"><draw:text-box fo:min-height="3.0425in"><text:p text:style-name="OOoFigureCaption"><draw:frame draw:style-name="fr15" draw:name="AOO41GS12_005" text:anchor-type="paragraph" svg:x="0in" svg:y="0in" svg:width="5.6929in" svg:height="2.828in" draw:z-index="24"><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339691560"/> in menus<text:alphabetical-index-mark-end text:id="IMark339691560"/></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0"><draw:frame draw:style-name="fr16" draw:name="AOO41GS12_006" text:anchor-type="as-char" svg:y="-1.5154in" svg:width="2.6984in" svg:height="1.6402in" draw:z-index="25"><draw:image xlink:href="Pictures/100002010000017F000000D77242C44F.png" xlink:type="simple" xlink:show="embed" xlink:actuate="onLoad"/></draw:frame></text:p>
          </table:table-cell>
          <table:table-cell table:style-name="Table127.A1" office:value-type="string">
            <text:p text:style-name="P21"><draw:frame draw:style-name="fr17" draw:name="AOO41GS12_007" text:anchor-type="paragraph" svg:width="2.3409in" svg:height="1.5689in" draw:z-index="9"><draw:image xlink:href="Pictures/100002010000010F000000B5431F90CB.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18">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8332036" text:continue-list="list7010090770772206840"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339689544"/>clipboard<text:alphabetical-index-mark-end text:id="IMark339689544"/>”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19">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5">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4"><text:soft-page-break/><draw:frame draw:style-name="fr2" draw:name="Figure_AOO41GS12_7" text:anchor-type="as-char" svg:width="5.5319in" draw:z-index="26"><draw:text-box fo:min-height="3.598in"><text:p text:style-name="OOoFigureCaption"><draw:frame draw:style-name="fr14" draw:name="AOO41GS12_008" text:anchor-type="paragraph" svg:width="5.4492in" svg:height="3.3854in" draw:z-index="27"><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8">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igure_AOO41GS12_8" text:anchor-type="as-char" svg:width="5.389in" draw:z-index="28"><draw:text-box fo:min-height="2.9508in"><text:p text:style-name="OOoFigureCaption"><draw:frame draw:style-name="fr14" draw:name="AOO41GS12_009" text:anchor-type="paragraph" svg:width="5.389in" svg:height="3.3457in" draw:z-index="30"><draw:image xlink:href="Pictures/100000000000025700000174F092E501.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9">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igure_AOO41GS12_9" text:anchor-type="as-char" svg:width="5.5717in" draw:z-index="31"><draw:text-box fo:min-height="3.6091in"><text:p text:style-name="OOoFigureCaption"><draw:frame draw:style-name="fr14" draw:name="AOO41GS12_010" text:anchor-type="paragraph" svg:width="5.4772in" svg:height="3.3945in" draw:z-index="33"><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8773096664483536374" text:style-name="OOoNum_20_123">
        <text:list-item text:start-value="1">
          <text:p text:style-name="P24">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igure_AOO41GS12_10" text:anchor-type="as-char" svg:width="6.0457in" draw:z-index="36"><draw:text-box fo:min-height="4.2339in"><text:p text:style-name="OOoFigureCaption"><draw:frame draw:style-name="fr15" draw:name="AOO41GS12_011" text:anchor-type="paragraph" svg:x="0in" svg:y="0in" svg:width="6.0457in" svg:height="4.0181in" draw:z-index="38"><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replacements" text:key1="font"/><text:alphabetical-index-mark text:string-value="options" text:key1="font"/>Font Options</text:h>
      <text:p text:style-name="P9">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igure_AOO41GS12_11" text:anchor-type="as-char" svg:width="5.6252in" draw:z-index="47"><draw:text-box fo:min-height="3.6972in"><text:p text:style-name="OOoFigureCaption"><draw:frame draw:style-name="fr18" draw:name="AOO41GS12_012" text:anchor-type="char" svg:x="0in" svg:y="0in" svg:width="5.611in" svg:height="3.4835in" draw:z-index="52"><draw:image xlink:href="Pictures/10000201000002E8000001CE574EA73A.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8339008" text:continue-list="list8773096664483536374"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igure_AOO41GS12_12" text:anchor-type="as-char" svg:width="5.5681in" draw:z-index="53"><draw:text-box fo:min-height="2.8575in"><text:p text:style-name="OOoFigureCaption"><draw:frame draw:style-name="fr15" draw:name="AOO41GS12_013" text:anchor-type="paragraph" svg:x="0.0362in" svg:y="0in" svg:width="5.5319in" svg:height="2.6272in" draw:z-index="54"><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igure_AOO41GS12_13" text:anchor-type="as-char" svg:width="5.4209in" style:rel-width="81%" svg:height="3.1335in" style:rel-height="scale-min" draw:z-index="55"><draw:text-box><text:p text:style-name="OOoFigureCaption"><draw:frame draw:style-name="fr19" draw:name="AOO41GS12_014" text:anchor-type="paragraph" svg:x="0.0346in" svg:y="0in" svg:width="5.3583in" svg:height="2.9173in" draw:z-index="56"><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339690312"/>Ctrl-click required to follow hyperlinks<text:alphabetical-index-mark-end text:id="IMark339690312"/></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igure_AOO41GS12_14" text:anchor-type="as-char" svg:width="5.6043in" draw:z-index="57"><draw:text-box fo:min-height="3.6937in"><text:p text:style-name="OOoFigureCaption"><draw:frame draw:style-name="fr15" draw:name="AOO41GS12_015" text:anchor-type="paragraph" svg:x="0in" svg:y="0in" svg:width="5.5839in" svg:height="3.4791in" draw:z-index="58"><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8326022" text:continue-list="list38332036"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text:span><text:span text:style-name="T1">,</text:span><text:span text:style-name="T3">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8"><text:soft-page-break/>Select or deselect the options as required.</text:p>
      <text:p text:style-name="OOoFigure"><draw:frame draw:style-name="fr2" draw:name="Figure_AOO41GS12_15" text:anchor-type="as-char" svg:width="5.6252in" draw:z-index="59"><draw:text-box fo:min-height="2.7783in"><text:p text:style-name="OOoFigureCaption"><draw:frame draw:style-name="fr15" draw:name="AOO41GS12_016" text:anchor-type="paragraph" svg:x="0in" svg:y="0in" svg:width="5.6673in" svg:height="2.5972in" draw:z-index="60"><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753951584"/><text:reference-mark-start text:name="Java options"/>Java Options<text:reference-mark-end text:name="Java options"/><text:alphabetical-index-mark-end text:id="IMark753951584"/></text:h>
      <text:p text:style-name="P1">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text:anchor-type="as-char" draw:z-index="3" draw:style-name="gr1" draw:text-style-name="P33" svg:width="5.3803in" svg:height="3.5004in"><draw:image xlink:href="Pictures/10000201000002E8000001CB0B551809.png" xlink:type="simple" xlink:show="embed" xlink:actuate="onLoad"><text:p/></draw:image></draw:frame><draw:frame draw:style-name="fr2" draw:name="Figure_AOO41GS12_16" text:anchor-type="as-char" svg:width="5.4043in" draw:z-index="61"><draw:text-box fo:min-height="0.2008in"><text:p text:style-name="OOoFigureCaption">Figure <text:sequence text:ref-name="refFigure15" text:name="Figure" text:formula="ooow:Figure+1" style:num-format="1">16</text:sequence>: Choosing a Java runtime environment</text:p></draw:text-box></draw:frame></text:p>
      <text:h text:style-name="OOoHeading_20_2" text:outline-level="3"><text:soft-page-break/><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igure_AOO41GS12_17" text:anchor-type="as-char" svg:width="5.4453in" draw:z-index="62"><draw:text-box fo:min-height="3.3827in"><text:p text:style-name="OOoFigureCaption"><draw:frame draw:style-name="fr14" draw:name="AOO41GS12_018" text:anchor-type="paragraph" svg:width="5.4453in" svg:height="3.1693in" draw:z-index="63"><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Choosing Options for Loading and Saving Documents</text:h>
      <text:p text:style-name="P5">You can set the Load/Save options to suit the way you work.</text:p>
      <text:p text:style-name="P5">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igure_AOO41GS12_18" text:anchor-type="as-char" svg:width="4.0827in" style:rel-width="61%" svg:height="2.2862in" style:rel-height="scale-min" draw:z-index="64"><draw:text-box><text:p text:style-name="OOoFigureCaption"><draw:frame draw:style-name="fr15" draw:name="AOO41GS12_019" text:anchor-type="paragraph" svg:x="0in" svg:y="0in" svg:width="4.0547in" svg:height="2.1102in" draw:z-index="65"><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text:soft-page-break/>General <text:alphabetical-index-mark text:string-value="load/save options"/>Load/Save Options</text:h>
      <text:p text:style-name="P8">Most of the choices on the Load/Save—General page are familiar to users of other office suites. Some items of interest are described below.</text:p>
      <text:p text:style-name="OOoFigure"><draw:frame draw:style-name="fr5" draw:name="Figure_AOO41GS12_19" text:anchor-type="as-char" svg:y="-3.6992in" svg:width="5.4984in" draw:z-index="48"><draw:text-box fo:min-height="3.5799in"><text:p text:style-name="OOoFigureCaption"><draw:frame draw:style-name="fr14" draw:name="AOO41GS12_020" text:anchor-type="paragraph" svg:width="5.4681in" svg:height="3.3854in" draw:z-index="49"><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339689592"/>user-specific settings<text:alphabetical-index-mark-end text:id="IMark339689592"/>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339689592"/>printer settings<text:alphabetical-index-mark-end text:id="IMark339689592"/>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1"><text:alphabetical-index-mark-start text:id="IMark339689592"/>AutoRecovery<text:alphabetical-index-mark-end text:id="IMark339689592"/>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text:soft-page-break/>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339689592"/>OpenDocument Format<text:alphabetical-index-mark-end text:id="IMark339689592"/> (ODF) version 1.2 Extended. While this allows for improved functionality, there may be backwards compatibility issues. When a file saved in ODF 1.2 Extended is opened in an earlier version of OpenOffice (using ODF 1.0/1.1), som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339689592"/>XML<text:alphabetical-index-mark-end text:id="IMark339689592"/>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6"><draw:frame draw:style-name="fr2" draw:name="Figure_AOO41GS12_20" text:anchor-type="as-char" svg:width="3.4681in" draw:z-index="50"><draw:text-box fo:min-height="2.9972in"><text:p text:style-name="P12"><draw:frame draw:style-name="fr20" draw:name="AOO41GS12_021" text:anchor-type="as-char" svg:width="2.3028in" svg:height="2.722in" draw:z-index="51"><draw:image xlink:href="Pictures/10000201000000EC0000011743725642.png" xlink:type="simple" xlink:show="embed" xlink:actuate="onLoad"/></draw:frame></text:p><text:p text:style-name="P12">Figure <text:sequence text:ref-name="refFigure19" text:name="Figure" text:formula="ooow:Figure+1" style:num-format="1">20</text:sequence>: Choosing Load/Save VBA Properties</text:p></draw:text-box></draw:frame></text:p>
      <text:list xml:id="list38333412"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8348788" text:continue-list="list38326022" text:style-name="OOoBullets_20_1">
        <text:list-item>
          <text:p text:style-name="OOoList_20_1_20_Cont."><text:soft-page-break/>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8">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2" draw:name="Figure_AOO41GS12_21" text:anchor-type="as-char" svg:width="5.4492in" draw:z-index="66"><draw:text-box fo:min-height="3.5791in"><text:p text:style-name="OOoFigureCaption"><draw:frame draw:style-name="fr15" draw:name="AOO41GS12_022" text:anchor-type="paragraph" svg:x="0in" svg:y="0in" svg:width="5.4492in" svg:height="3.4035in" draw:z-index="67"><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339690888"/>HTML Compatibility<text:alphabetical-index-mark-end text:id="IMark339690888"/>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6" draw:name="Figure_AOO41GS12_22" text:anchor-type="as-char" svg:width="5.6457in" draw:z-index="68"><draw:text-box fo:min-height="3.2047in"><text:p text:style-name="OOoFigureCaption"><draw:frame draw:style-name="fr15" draw:name="AOO41GS12_023" text:anchor-type="paragraph" svg:x="0in" svg:y="0in" svg:width="5.6283in" svg:height="3.0134in" draw:z-index="69"><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339690888"/>importing numbers from an HTML page<text:alphabetical-index-mark-end text:id="IMark339690888"/>,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0</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text:soft-page-break/>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339690888"/>Language Settings<text:alphabetical-index-mark-end text:id="IMark339690888"/></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8346393" text:continue-list="list38348788" text:style-name="OOoBullets_20_1">
        <text:list-item>
          <text:p text:style-name="OOoList_20_1_20_Cont.">Change some locale and language settings</text:p>
        </text:list-item>
        <text:list-item>
          <text:p text:style-name="OOoList_20_1_20_End">Choose spelling options</text:p>
        </text:list-item>
      </text:list>
      <text:h text:style-name="P22" text:outline-level="3">Install the Required <text:alphabetical-index-mark text:string-value="dictionaries, installing"/>Dictionaries</text:h>
      <text:p text:style-name="P2">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igure_AOO41GS12_23" text:anchor-type="as-char" svg:width="4.4484in" draw:z-index="70"><draw:text-box fo:min-height="2.0016in"><text:p text:style-name="OOoFigureCaption"><draw:frame draw:style-name="fr15" draw:name="AOO41GS12_024" text:anchor-type="paragraph" svg:x="0.0382in" svg:y="0in" svg:width="4.3575in" svg:height="1.8256in" draw:z-index="71"><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text:soft-page-break/>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igure_AOO41GS12_24" text:anchor-type="as-char" svg:width="4.4126in" draw:z-index="29"><draw:text-box fo:min-height="2.3366in"><text:p text:style-name="OOoFigureCaption"><draw:frame draw:style-name="fr21" draw:name="AOO41GS12_025" text:anchor-type="paragraph" svg:width="4.3945in" svg:height="2.161in" draw:z-index="32"><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draw:frame draw:style-name="fr2" draw:name="Figure_AOO41GS12_25" text:anchor-type="as-char" svg:width="5.2154in" draw:z-index="34"><draw:text-box fo:min-height="0.4417in"><text:p text:style-name="OOoFigureCaption"><draw:frame draw:style-name="fr14" draw:name="AOO41GS12_026" text:anchor-type="paragraph" svg:width="5.2154in" svg:height="3.4256in" draw:z-index="35"><draw:image xlink:href="Pictures/1000000000000224000001689454813B.png" xlink:type="simple" xlink:show="embed" xlink:actuate="onLoad"/></draw:frame>Figure <text:sequence text:ref-name="refFigure24" text:name="Figure" text:formula="ooow:Figure+1" style:num-format="1">25</text:sequence>: Choosing language options</text:p></draw:text-box></draw:frame></text:p>
      <text:h text:style-name="OOoHeading_20_2" text:outline-level="3"><text:soft-page-break/>Choose <text:alphabetical-index-mark-start text:id="IMark339692136"/>Spelling Options<text:alphabetical-index-mark-end text:id="IMark339692136"/></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igure_AOO41GS12_26" text:anchor-type="as-char" svg:width="5.7839in" draw:z-index="14"><draw:text-box fo:min-height="3.8571in"><text:p text:style-name="OOoFigureCaption"><draw:frame draw:style-name="fr15" draw:name="AOO41GS12_027" text:anchor-type="paragraph" svg:x="0in" svg:y="0in" svg:width="5.7634in" svg:height="3.6193in" draw:z-index="15"><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Some considerations:</text:p>
      <text:list xml:id="list2070272337" text:style-name="OOoBullets_20_1">
        <text:list-item>
          <text:p text:style-name="P26">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8327666" text:continue-list="list38346393" text:style-name="OOoBullets_20_1">
        <text:list-item>
          <text:p text:style-name="OOoList_20_1_20_Cont.">If you use a <text:alphabetical-index-mark-start text:id="IMark339692328"/>custom dictionary<text:alphabetical-index-mark-end text:id="IMark339692328"/>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1" text:outline-level="2"><text:soft-page-break/><text:alphabetical-index-mark text:string-value="Internet options"/>Choosing Internet Options</text:h>
      <text:p text:style-name="P5">Use the Internet Options pages to define search engines and save proxy settings for use with OpenOffice.</text:p>
      <text:p text:style-name="OOoTextBody">If you are using a Unix- or Linux-based operating system (including macOS), an additional page of <text:alphabetical-index-mark-start text:id="IMark339689592"/>E-mail options<text:alphabetical-index-mark-end text:id="IMark339689592"/> is available, where you can specify the e-mail program to use when you send the current document as e-mail. Under Windows the operating system’s default e-mail program is always used.</text:p>
      <text:p text:style-name="P17"><draw:frame draw:style-name="fr7" draw:name="Figure-AOO41GS12_27" text:anchor-type="as-char" svg:y="-1.0898in" svg:width="4.4339in" draw:z-index="19"><draw:text-box fo:min-height="1.9189in"><text:p text:style-name="OOoFigureCaption"><draw:frame draw:style-name="fr15" draw:name="AOO41GS12_028" text:anchor-type="paragraph" svg:x="0in" svg:y="0in" svg:width="3.5236in" svg:height="1.6965in" draw:z-index="20"><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2" text:outline-level="2">Controlling <text:alphabetical-index-mark-start text:id="IMark339689592"/>AutoCorrect<text:alphabetical-index-mark-end text:id="IMark339689592"/> Functions</text:h>
      <text:p text:style-name="P6">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igure_AOO41GS12_28" text:anchor-type="as-char" svg:width="5.5508in" draw:z-index="21"><draw:text-box fo:min-height="4.7374in"><text:p text:style-name="OOoFigureCaption"><draw:frame draw:style-name="fr22" draw:name="AOO41GS12_029" text:anchor-type="paragraph" svg:width="5.5118in" svg:height="4.3744in" draw:z-index="22"><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2"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339689592" text:key1="customizing"/>menus<text:alphabetical-index-mark-end text:id="IMark339689592"/><text:alphabetical-index-mark text:string-value="customizing" text:key1="menus"/>:</text:p>
      <text:list xml:id="list38326449" text:continue-list="list38339008" text:style-name="OOoNum_20_123">
        <text:list-item text:start-value="1">
          <text:p text:style-name="P25">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3">In the Save In drop-down list, choose whether to save this changed menu for the application (for example, OpenOffice Writer) or for a selected document (for example, MyDoc.odt).</text:p>
        </text:list-item>
      </text:list>
      <text:p text:style-name="P10"><draw:frame draw:style-name="fr8" draw:name="Figure_AOO41GS12_29" text:anchor-type="paragraph" svg:width="5.822in" draw:z-index="12"><draw:text-box fo:min-height="4.4681in"><text:p text:style-name="Figure"><draw:frame draw:style-name="fr23" draw:name="AOO41GS12_030" text:anchor-type="paragraph" svg:width="5.822in" svg:height="4.4681in" style:rel-height="scale" draw:z-index="13"><draw:image xlink:href="Pictures/100000000000022F000001ADF64DACC3.png" xlink:type="simple" xlink:show="embed" xlink:actuate="onLoad"/></draw:frame>Figure <text:sequence text:ref-name="refFigure28" text:name="Figure" text:formula="ooow:Figure+1" style:num-format="1">29</text:sequence>: The Menus page of the Customize dialog</text:p></draw:text-box></draw:frame><text:soft-page-break/></text:p>
      <text:list xml:id="list38335267"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8353034" text:continue-list="list38335267"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igure_AOO41GS12_30" text:anchor-type="as-char" svg:width="4.3528in" draw:z-index="17"><draw:text-box fo:min-height="3.998in"><text:p text:style-name="OOoFigureCaption"><draw:frame draw:style-name="fr20" draw:name="AOO41GS12_031" text:anchor-type="as-char" svg:width="4.3528in" svg:height="3.8591in" draw:z-index="18"><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8332496" text:continue-list="list38353034"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4" draw:name="AOO41GS12_032_dangersign" text:anchor-type="as-char" svg:y="-0.2634in" svg:width="0.4307in" svg:height="0.398in" draw:z-index="39"><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igure_AOO41GS12_31" text:anchor-type="as-char" svg:width="6.3409in" draw:z-index="8"><draw:text-box fo:min-height="4.8209in"><text:p text:style-name="OOoFigureCaption"><draw:frame draw:style-name="fr14" draw:name="AOO41GS12_033" text:anchor-type="paragraph" svg:width="6.3409in" svg:height="4.6535in" draw:z-index="40"><draw:image xlink:href="Pictures/1000000000000261000001BF46A2B4DB.png" xlink:type="simple" xlink:show="embed" xlink:actuate="onLoad"/></draw:frame>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8340458" text:continue-list="list38327666"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7">To customize toolbars:</text:p>
      <text:list xml:id="list38327496" text:continue-list="list38332496"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6" draw:name="Figure_AOO41GS12_32" text:anchor-type="as-char" svg:width="6.3299in" draw:z-index="41"><draw:text-box fo:min-height="0.3138in"><text:p text:style-name="OOoFigureCaption"><draw:frame draw:style-name="fr14" draw:name="AOO41GS12_034" text:anchor-type="paragraph" svg:width="6.3299in" svg:height="5.122in" draw:z-index="42"><draw:image xlink:href="Pictures/1000000000000260000001EC0087A12A.png" xlink:type="simple" xlink:show="embed" xlink:actuate="onLoad"/></draw:frame>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8341849" text:continue-list="list38327496"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8331718" text:continue-list="list38341849"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igure_AOO41GS12_33" text:anchor-type="as-char" svg:width="5.8583in" draw:z-index="43"><draw:text-box fo:min-height="3.2709in"><text:p text:style-name="OOoFigureCaption"><draw:frame draw:style-name="fr25" draw:name="AOO41GS12_035" text:anchor-type="as-char" svg:width="5.8583in" svg:height="3.0457in" draw:z-index="44"><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 text:string-value="assigning" text:key1="keyboard shortcuts"/><text:alphabetical-index-mark-start text:id="IMark1001269456" text:key1="customizing"/>keyboard shortcuts<text:alphabetical-index-mark-end text:id="IMark1001269456"/>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4" draw:name="AOO41GS12_036_dangersign" text:anchor-type="as-char" svg:y="-0.2634in" svg:width="0.4307in" svg:height="0.398in" draw:z-index="45"><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8336422" text:continue-list="list38331718"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4">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draw:style-name="fr10" draw:name="Figure_AOO41GS12_34" text:anchor-type="as-char" svg:width="6.1256in" draw:z-index="37"><draw:text-box fo:min-height="0.4882in"><text:p text:style-name="OOoFigureCaption"><draw:frame draw:style-name="fr14" draw:name="AOO41GS12_037" text:anchor-type="paragraph" svg:width="5.7972in" svg:height="5.1866in" draw:z-index="46"><draw:image xlink:href="Pictures/100000000000024D0000020FA0497540.png" xlink:type="simple" xlink:show="embed" xlink:actuate="onLoad"/></draw:frame>Figure <text:sequence text:ref-name="refFigure33" text:name="Figure" text:formula="ooow:Figure+1" style:num-format="1">34</text:sequence>. Defining keyboard shortcuts for applying styles</text:p></draw:text-box></draw:frame></text:p>
      <text:list xml:id="list38327857" text:continue-numbering="true" text:style-name="OOoNum_20_123">
        <text:list-item>
          <text:p text:style-name="P23">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3">Choose the shortcut keys you want to assign a style to. In this example, we have selected <text:span text:style-name="OOoKeystroke">Ctrl+9</text:span>.</text:p>
        </text:list-item>
        <text:list-item>
          <text:p text:style-name="P23">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23">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8338724" text:continue-list="list38336422" text:style-name="OOoNum_20_123">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8329166" text:continue-list="list38338724"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8336898" text:continue-list="list38329166"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igure_AOo41GS12_35" text:anchor-type="as-char" svg:width="6.352in" draw:z-index="10"><draw:text-box fo:min-height="4.1429in"><text:p text:style-name="OOoFigureCaption"><draw:frame draw:style-name="fr25" draw:name="AOO41GS12_038" text:anchor-type="as-char" svg:width="6.352in" svg:height="3.898in" draw:z-index="11"><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153011156"/>shared extension<text:alphabetical-index-mark-end text:id="IMark153011156"/>,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1</text:page-number></text:p>
      </style:footer>
      <style:footer-left>
        <text:p text:style-name="OOoFooter"><text:page-number text:select-page="current">24</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08-09T18:10:10.75</dc:date>
    <dc:creator>Keith McKenna</dc:creator>
    <meta:editing-duration>PT13H37M29S</meta:editing-duration>
    <meta:editing-cycles>79</meta:editing-cycles>
    <meta:generator>OpenOffice/4.1.13$Win32 OpenOffice.org_project/4113m1$Build-9810</meta:generator>
    <meta:keyword>Version 4.1</meta:keyword>
    <dc:subject>Apache OpenOffice User Guides</dc:subject>
    <meta:document-statistic meta:table-count="15" meta:image-count="37" meta:object-count="0" meta:page-count="33" meta:paragraph-count="425" meta:word-count="7798" meta:character-count="45394"/>
    <meta:user-defined meta:name="Info 1"/>
    <meta:user-defined meta:name="Info 2"/>
    <meta:user-defined meta:name="Info 3"/>
    <meta:user-defined meta:name="Info 4"/>
    <meta:template xlink:type="simple" xlink:actuate="onRequest" xlink:title="AOOdoc" xlink:href="../../../../../AppData/Roaming/OpenOffice/4/user/template/AOOdoc.ott" meta:date="2022-08-08T16:43:51.72"/>
  </office:meta>
</office:document-meta>
</file>